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N2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tau_s</text:p>
          </table:table-cell>
          <table:table-cell office:value-type="string" calcext:value-type="string">
            <text:p>Lx</text:p>
          </table:table-cell>
        </table:table-row>
        <table:table-row table:style-name="ro1">
          <table:table-cell office:value-type="float" office:value="0.0000011" calcext:value-type="float">
            <text:p>1.10E-06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2]*[.D2]/[.C2]" office:value-type="float" office:value="0.55" calcext:value-type="float">
            <text:p>0.55</text:p>
          </table:table-cell>
          <table:table-cell table:formula="of:=[.B2]*[.C2]^2/[.A2]^2" office:value-type="float" office:value="0.826446280991735" calcext:value-type="float">
            <text:p>0.826446280991735</text:p>
          </table:table-cell>
          <table:table-cell table:formula="of:=SQRT(2*(1+[.F2])/5)*2*PI()*[.E2]/[.C2]" office:value-type="float" office:value="29537.6544271257" calcext:value-type="float">
            <text:p>29537.6544271257</text:p>
          </table:table-cell>
          <table:table-cell table:formula="of:=SQRT(54/5)*SQRT(1+[.F2])/[.C2]/3600" office:value-type="float" office:value="12.3370927186802" calcext:value-type="float">
            <text:p>12.3370927186802</text:p>
          </table:table-cell>
          <table:table-cell table:formula="of:=[.G2]*4/1000" office:value-type="float" office:value="118.150617708503" calcext:value-type="float">
            <text:p>118.150617708503</text:p>
          </table:table-cell>
        </table:table-row>
        <table:table-row table:style-name="ro1">
          <table:table-cell office:value-type="float" office:value="0.0000015" calcext:value-type="float">
            <text:p>1.50E-06</text:p>
          </table:table-cell>
          <table:table-cell office:value-type="float" office:value="0.000225" calcext:value-type="float">
            <text:p>2.25E-04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3]*[.D3]/[.C3]" office:value-type="float" office:value="0.75" calcext:value-type="float">
            <text:p>0.75</text:p>
          </table:table-cell>
          <table:table-cell table:formula="of:=[.B3]*[.C3]^2/[.A3]^2" office:value-type="float" office:value="1" calcext:value-type="float">
            <text:p>1</text:p>
          </table:table-cell>
          <table:table-cell table:formula="of:=SQRT(2*(1+[.F3])/5)*2*PI()*[.E3]/[.C3]" office:value-type="float" office:value="42148.8883862444" calcext:value-type="float">
            <text:p>42148.8883862444</text:p>
          </table:table-cell>
          <table:table-cell table:formula="of:=SQRT(54/5)*SQRT(1+[.F3])/[.C3]/3600" office:value-type="float" office:value="12.9099444873581" calcext:value-type="float">
            <text:p>12.9099444873581</text:p>
          </table:table-cell>
          <table:table-cell table:formula="of:=[.G3]*4/1000" office:value-type="float" office:value="168.595553544977" calcext:value-type="float">
            <text:p>168.595553544977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4]*[.D4]/[.C4]" office:value-type="float" office:value="0.5" calcext:value-type="float">
            <text:p>0.5</text:p>
          </table:table-cell>
          <table:table-cell table:formula="of:=[.B4]*[.C4]^2/[.A4]^2" office:value-type="float" office:value="1" calcext:value-type="float">
            <text:p>1</text:p>
          </table:table-cell>
          <table:table-cell table:formula="of:=SQRT(2*(1+[.F4])/5)*2*PI()*[.E4]/[.C4]" office:value-type="float" office:value="28099.2589241629" calcext:value-type="float">
            <text:p>28099.2589241629</text:p>
          </table:table-cell>
          <table:table-cell table:formula="of:=SQRT(54/5)*SQRT(1+[.F4])/[.C4]/3600" office:value-type="float" office:value="12.9099444873581" calcext:value-type="float">
            <text:p>12.9099444873581</text:p>
          </table:table-cell>
          <table:table-cell table:formula="of:=[.G4]*4/1000" office:value-type="float" office:value="112.397035696652" calcext:value-type="float">
            <text:p>112.397035696652</text:p>
          </table:table-cell>
        </table:table-row>
        <table:table-row table:style-name="ro1">
          <table:table-cell office:value-type="float" office:value="0.0000009" calcext:value-type="float">
            <text:p>9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5]*[.D5]/[.C5]" office:value-type="float" office:value="0.45" calcext:value-type="float">
            <text:p>0.45</text:p>
          </table:table-cell>
          <table:table-cell table:formula="of:=[.B5]*[.C5]^2/[.A5]^2" office:value-type="float" office:value="1.23456790123457" calcext:value-type="float">
            <text:p>1.23456790123457</text:p>
          </table:table-cell>
          <table:table-cell table:formula="of:=SQRT(2*(1+[.F5])/5)*2*PI()*[.E5]/[.C5]" office:value-type="float" office:value="26731.2431180981" calcext:value-type="float">
            <text:p>26731.2431180981</text:p>
          </table:table-cell>
          <table:table-cell table:formula="of:=SQRT(54/5)*SQRT(1+[.F5])/[.C5]/3600" office:value-type="float" office:value="13.6460247606967" calcext:value-type="float">
            <text:p>13.6460247606967</text:p>
          </table:table-cell>
          <table:table-cell table:formula="of:=[.G5]*4/1000" office:value-type="float" office:value="106.924972472393" calcext:value-type="float">
            <text:p>106.924972472393</text:p>
          </table:table-cell>
        </table:table-row>
        <table:table-row table:style-name="ro1">
          <table:table-cell office:value-type="float" office:value="0.0000008" calcext:value-type="float">
            <text:p>8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6]*[.D6]/[.C6]" office:value-type="float" office:value="0.4" calcext:value-type="float">
            <text:p>0.4</text:p>
          </table:table-cell>
          <table:table-cell table:formula="of:=[.B6]*[.C6]^2/[.A6]^2" office:value-type="float" office:value="1.5625" calcext:value-type="float">
            <text:p>1.5625</text:p>
          </table:table-cell>
          <table:table-cell table:formula="of:=SQRT(2*(1+[.F6])/5)*2*PI()*[.E6]/[.C6]" office:value-type="float" office:value="25444.961165454" calcext:value-type="float">
            <text:p>25444.961165454</text:p>
          </table:table-cell>
          <table:table-cell table:formula="of:=SQRT(54/5)*SQRT(1+[.F6])/[.C6]/3600" office:value-type="float" office:value="14.6130649306252" calcext:value-type="float">
            <text:p>14.6130649306252</text:p>
          </table:table-cell>
          <table:table-cell table:formula="of:=[.G6]*4/1000" office:value-type="float" office:value="101.779844661816" calcext:value-type="float">
            <text:p>101.779844661816</text:p>
          </table:table-cell>
        </table:table-row>
        <table:table-row table:style-name="ro1">
          <table:table-cell office:value-type="float" office:value="0.0000007" calcext:value-type="float">
            <text:p>7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7]*[.D7]/[.C7]" office:value-type="float" office:value="0.35" calcext:value-type="float">
            <text:p>0.35</text:p>
          </table:table-cell>
          <table:table-cell table:formula="of:=[.B7]*[.C7]^2/[.A7]^2" office:value-type="float" office:value="2.04081632653061" calcext:value-type="float">
            <text:p>2.04081632653061</text:p>
          </table:table-cell>
          <table:table-cell table:formula="of:=SQRT(2*(1+[.F7])/5)*2*PI()*[.E7]/[.C7]" office:value-type="float" office:value="24253.4208371711" calcext:value-type="float">
            <text:p>24253.4208371711</text:p>
          </table:table-cell>
          <table:table-cell table:formula="of:=SQRT(54/5)*SQRT(1+[.F7])/[.C7]/3600" office:value-type="float" office:value="15.9185853813779" calcext:value-type="float">
            <text:p>15.9185853813779</text:p>
          </table:table-cell>
          <table:table-cell table:formula="of:=[.G7]*4/1000" office:value-type="float" office:value="97.0136833486844" calcext:value-type="float">
            <text:p>97.0136833486844</text:p>
          </table:table-cell>
        </table:table-row>
        <table:table-row table:style-name="ro1">
          <table:table-cell office:value-type="float" office:value="0.0000005" calcext:value-type="float">
            <text:p>5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8]*[.D8]/[.C8]" office:value-type="float" office:value="0.25" calcext:value-type="float">
            <text:p>0.25</text:p>
          </table:table-cell>
          <table:table-cell table:formula="of:=[.B8]*[.C8]^2/[.A8]^2" office:value-type="float" office:value="4" calcext:value-type="float">
            <text:p>4</text:p>
          </table:table-cell>
          <table:table-cell table:formula="of:=SQRT(2*(1+[.F8])/5)*2*PI()*[.E8]/[.C8]" office:value-type="float" office:value="22214.4146907918" calcext:value-type="float">
            <text:p>22214.4146907918</text:p>
          </table:table-cell>
          <table:table-cell table:formula="of:=SQRT(54/5)*SQRT(1+[.F8])/[.C8]/3600" office:value-type="float" office:value="20.4124145231931" calcext:value-type="float">
            <text:p>20.4124145231931</text:p>
          </table:table-cell>
          <table:table-cell table:formula="of:=[.G8]*4/1000" office:value-type="float" office:value="88.8576587631673" calcext:value-type="float">
            <text:p>88.8576587631673</text:p>
          </table:table-cell>
        </table:table-row>
        <table:table-row table:style-name="ro1">
          <table:table-cell office:value-type="float" office:value="0.0000003" calcext:value-type="float">
            <text:p>3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9]*[.D9]/[.C9]" office:value-type="float" office:value="0.15" calcext:value-type="float">
            <text:p>0.15</text:p>
          </table:table-cell>
          <table:table-cell table:formula="of:=[.B9]*[.C9]^2/[.A9]^2" office:value-type="float" office:value="11.1111111111111" calcext:value-type="float">
            <text:p>11.1111111111111</text:p>
          </table:table-cell>
          <table:table-cell table:formula="of:=SQRT(2*(1+[.F9])/5)*2*PI()*[.E9]/[.C9]" office:value-type="float" office:value="20744.0293069475" calcext:value-type="float">
            <text:p>20744.0293069475</text:p>
          </table:table-cell>
          <table:table-cell table:formula="of:=SQRT(54/5)*SQRT(1+[.F9])/[.C9]/3600" office:value-type="float" office:value="31.7688410122129" calcext:value-type="float">
            <text:p>31.7688410122129</text:p>
          </table:table-cell>
          <table:table-cell table:formula="of:=[.G9]*4/1000" office:value-type="float" office:value="82.9761172277899" calcext:value-type="float">
            <text:p>82.9761172277899</text:p>
          </table:table-cell>
        </table:table-row>
        <table:table-row table:style-name="ro1">
          <table:table-cell office:value-type="float" office:value="0.0000007" calcext:value-type="float">
            <text:p>7.00E-07</text:p>
          </table:table-cell>
          <table:table-cell office:value-type="float" office:value="0.000049" calcext:value-type="float">
            <text:p>4.90E-0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0]*[.D10]/[.C10]" office:value-type="float" office:value="0.35" calcext:value-type="float">
            <text:p>0.35</text:p>
          </table:table-cell>
          <table:table-cell table:formula="of:=[.B10]*[.C10]^2/[.A10]^2" office:value-type="float" office:value="1" calcext:value-type="float">
            <text:p>1</text:p>
          </table:table-cell>
          <table:table-cell table:formula="of:=SQRT(2*(1+[.F10])/5)*2*PI()*[.E10]/[.C10]" office:value-type="float" office:value="19669.481246914" calcext:value-type="float">
            <text:p>19669.481246914</text:p>
          </table:table-cell>
          <table:table-cell table:formula="of:=SQRT(54/5)*SQRT(1+[.F10])/[.C10]/3600" office:value-type="float" office:value="12.9099444873581" calcext:value-type="float">
            <text:p>12.9099444873581</text:p>
          </table:table-cell>
          <table:table-cell table:formula="of:=[.G10]*4/1000" office:value-type="float" office:value="78.6779249876561" calcext:value-type="float">
            <text:p>78.6779249876561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table:number-columns-repeated="2"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table:formula="of:=[.A11]*[.D11]/[.C11]" office:value-type="float" office:value="0.05" calcext:value-type="float">
            <text:p>0.05</text:p>
          </table:table-cell>
          <table:table-cell table:formula="of:=[.B11]*[.C11]^2/[.A11]^2" office:value-type="float" office:value="100" calcext:value-type="float">
            <text:p>100</text:p>
          </table:table-cell>
          <table:table-cell table:formula="of:=SQRT(2*(1+[.F11])/5)*2*PI()*[.E11]/[.C11]" office:value-type="float" office:value="19968.2752836596" calcext:value-type="float">
            <text:p>19968.2752836596</text:p>
          </table:table-cell>
          <table:table-cell table:formula="of:=SQRT(54/5)*SQRT(1+[.F11])/[.C11]/3600" office:value-type="float" office:value="91.7423929634859" calcext:value-type="float">
            <text:p>91.7423929634859</text:p>
          </table:table-cell>
          <table:table-cell table:formula="of:=[.G11]*4/1000" office:value-type="float" office:value="79.8731011346383" calcext:value-type="float">
            <text:p>79.8731011346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6:53:44.142476400</meta:creation-date>
    <dc:date>2023-10-17T13:15:58.982928489</dc:date>
    <meta:editing-duration>PT2H26M7S</meta:editing-duration>
    <meta:editing-cycles>2</meta:editing-cycles>
    <meta:generator>LibreOffice/7.3.7.2$Linux_X86_64 LibreOffice_project/30$Build-2</meta:generator>
    <meta:document-statistic meta:table-count="1" meta:cell-count="99" meta:object-count="0"/>
  </office:meta>
</office:document-meta>
</file>